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margin-top="0cm" fo:margin-bottom="0cm" fo:text-indent="0cm" style:auto-text-indent="false"/>
      <style:text-properties style:font-name="Times New Roman" fo:font-size="12pt" style:font-size-asian="12pt" style:font-size-complex="12pt"/>
    </style:style>
    <style:style style:name="P2" style:family="paragraph" style:parent-style-name="Text_20_body" style:master-page-name="HTML">
      <style:paragraph-properties fo:margin-left="0cm" fo:margin-right="0cm" fo:margin-top="0cm" fo:margin-bottom="0cm" fo:text-indent="0cm" style:auto-text-indent="false" style:page-number="auto"/>
      <style:text-properties style:font-name="Times New Roman" fo:font-size="12pt" style:font-size-asian="12pt" style:font-size-complex="12pt"/>
    </style:style>
    <style:style style:name="P3" style:family="paragraph" style:parent-style-name="Text_20_body">
      <style:paragraph-properties fo:margin-left="0cm" fo:margin-right="0cm" fo:margin-top="0cm" fo:margin-bottom="0cm" fo:text-indent="0cm" style:auto-text-indent="false"/>
      <style:text-properties style:font-name="Times New Roman" fo:font-size="12pt" style:font-size-asian="12pt" style:font-size-complex="12pt"/>
    </style:style>
    <style:style style:name="T1" style:family="text">
      <style:text-properties fo:font-weight="bold"/>
    </style:style>
    <style:style style:name="T2" style:family="text">
      <style:text-properties fo:font-weight="bold" style:font-name-asian="Times New Roman" style:font-name-complex="Times New Roman"/>
    </style:style>
    <style:style style:name="T3" style:family="text">
      <style:text-properties style:font-name="Times New Roman"/>
    </style:style>
    <style:style style:name="T4" style:family="text">
      <style:text-properties style:font-name="Times New Roman" style:font-name-asian="Times New Roman" style:font-name-complex="Times New Roman"/>
    </style:style>
    <style:style style:name="T5" style:family="text">
      <style:text-properties style:font-name="Times New Roman" fo:font-weight="bold" style:font-name-asian="Times New Roman" style:font-name-complex="Times New Roman"/>
    </style:style>
    <style:style style:name="T6" style:family="text">
      <style:text-properties fo:font-size="12pt"/>
    </style:style>
    <style:style style:name="T7" style:family="text">
      <style:text-properties style:font-size-asian="12pt"/>
    </style:style>
    <style:style style:name="T8" style:family="text">
      <style:text-properties style:font-size-complex="12pt"/>
    </style:style>
    <style:style style:name="T9" style:family="text">
      <style:text-properties style:font-name-asian="Times New Roman" style:font-name-complex="Times New Roman"/>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vyiu"/><text:span text:style-name="T1">Name</text:span><text:bookmark text:name="r_tv83"/><text:bookmark text:name="r_tv93"/></text:p>
      <text:p text:style-name="P1">Tretras dul Armeson (Herkunft: Unbekannt, Bedeutung: Weiser Fels)<text:bookmark text:name="r_tv82"/><text:bookmark text:name="r_tv92"/></text:p>
      <text:p text:style-name="P1"><text:bookmark text:name="r_tv8"/><text:bookmark text:name="r_tv9"/></text:p>
      <text:p text:style-name="P1"><text:bookmark text:name="vyiu3"/><text:span text:style-name="T1">Beschreibung</text:span><text:bookmark text:name="r_tv81"/><text:bookmark text:name="r_tv91"/></text:p>
      <text:p text:style-name="P3"><text:bookmark text:name="vyiu6"/>Tretras dul Armeson ist ein Minotaurus, eine Kreatur, die angeblich von einem der Götter erschaffen wurde. Ihn umgeben stets vier Leibwächter mit weißen Schilden und einer silbernen Rüstung. Sie tragen einen Speer und haben an ihrem silbernen, altgriechisch aussehenden Helm einen weißen Büschel.<text:line-break/>Tretras selbst trägt eine große Axt, die Axt des Gleichgewichts. Man erzählt sich, dass er damit die Lebewesen zu guten und schlechten Wesen aufgespaltet hat.<text:line-break/>Tatsächlich hat ihn jedoch bis zum heutigen Tage kaum ein Lebewesen zu Gesicht bekommen. In den Archiven der Hochelfen gibt es einige Aufzeichnung aus längst vergangenen Zeiten, die dieses seltsame Wesen beschreiben.<text:line-break/>Im Spiel erscheint er den Charakteren als diese beim betreten der Trommelhöhle plötzlich eine Vision erhalten.<text:bookmark text:name="r_tv85"/><text:bookmark text:name="r_tv95"/></text:p>
      <text:p text:style-name="P1"><text:bookmark text:name="r_tv84"/><text:bookmark text:name="r_tv94"/></text:p>
      <text:p text:style-name="P1"><text:span text:style-name="T1">Ort</text:span><text:bookmark text:name="r_tv86"/><text:bookmark text:name="r_tv96"/></text:p>
      <text:p text:style-name="P1"><text:bookmark text:name="atp73"/><text:span text:style-name="T9">−</text:span></text:p>
      <text:p text:style-name="P3"><text:bookmark text:name="r_tv87"/><text:bookmark text:name="r_tv97"/><text:span text:style-name="T1"/></text:p>
      <text:p text:style-name="P1"><text:span text:style-name="T1">Tagesablauf</text:span><text:bookmark text:name="r_tv88"/><text:bookmark text:name="r_tv98"/></text:p>
      <text:p text:style-name="P1"><text:span text:style-name="T2">−</text:span></text:p>
      <text:p text:style-name="P3"><text:bookmark text:name="r_tv89"/><text:bookmark text:name="r_tv99"/><text:span text:style-name="T1"/></text:p>
      <text:p text:style-name="P1"><text:bookmark text:name="vyiu16"/><text:span text:style-name="T1">Zugehörigkeit</text:span></text:p>
      <text:p text:style-name="P3">Neutral<text:bookmark text:name="f-855"/></text:p>
      <text:p text:style-name="P3"><text:bookmark text:name="r_tv810"/><text:bookmark text:name="r_tv910"/><text:span text:style-name="T1"/></text:p>
      <text:p text:style-name="P1"><text:bookmark text:name="f-856"/><text:span text:style-name="T1">Aufträge</text:span><text:bookmark text:name="r_tv811"/><text:bookmark text:name="r_tv911"/></text:p>
      <text:p text:style-name="P1"><text:bookmark text:name="z0dk3"/><text:span text:style-name="T2">−</text:span></text:p>
      <text:p text:style-name="P3"><text:bookmark text:name="r_tv812"/><text:bookmark text:name="r_tv912"/><text:span text:style-name="T1"/></text:p>
      <text:p text:style-name="P1"><text:bookmark text:name="ik9t1"/><text:span text:style-name="T1">Dialog</text:span><text:bookmark text:name="r_tv813"/><text:bookmark text:name="r_tv913"/></text:p>
      <text:p text:style-name="P1"><text:span text:style-name="T2">−</text:span></text:p>
      <text:p text:style-name="P3"><text:bookmark text:name="r_tv814"/><text:bookmark text:name="r_tv914"/><text:span text:style-name="T1"/></text:p>
      <text:p text:style-name="P1"><text:bookmark text:name="adhu1"/><text:span text:style-name="T1">Handel</text:span><text:bookmark text:name="r_tv815"/><text:bookmark text:name="r_tv915"/></text:p>
      <text:p text:style-name="P1"><text:bookmark text:name="j85t"/><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Verdana" fo:font-size="10pt"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8-13T14:12:42</meta:creation-date>
    <dc:creator>Candid Dauth</dc:creator>
    <dc:date>2009-10-26T11:22:33</dc:date>
    <dc:language>en-US</dc:language>
    <meta:editing-cycles>5</meta:editing-cycles>
    <meta:editing-duration>PT14M47S</meta:editing-duration>
    <meta:hyperlink-behaviour office:target-frame-name="_top" xlink:show="replace"/>
    <meta:user-defined meta:name="Info 1"/>
    <meta:user-defined meta:name="Info 2"/>
    <meta:user-defined meta:name="Info 3"/>
    <meta:user-defined meta:name="Info 4"/>
    <meta:document-statistic meta:table-count="0" meta:image-count="0" meta:object-count="0" meta:page-count="1" meta:paragraph-count="16" meta:word-count="133" meta:character-count="923"/>
  </office:meta>
</office:document-meta>
</file>